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01DE86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75cm" table:align="center" style:writing-mode="lr-tb"/>
    </style:style>
    <style:style style:name="Table1.A" style:family="table-column">
      <style:table-column-properties style:column-width="3.175cm"/>
    </style:style>
    <style:style style:name="Table1.1" style:family="table-row">
      <style:table-row-properties style:min-row-height="0.095cm" style:keep-together="true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0.09cm" style:keep-together="true"/>
    </style:style>
    <style:style style:name="Table2" style:family="table">
      <style:table-properties style:width="15.875cm" table:align="center" style:writing-mode="lr-tb"/>
    </style:style>
    <style:style style:name="Table2.A" style:family="table-column">
      <style:table-column-properties style:column-width="3.175cm"/>
    </style:style>
    <style:style style:name="Table2.1" style:family="table-row">
      <style:table-row-properties style:min-row-height="0.095cm" style:keep-together="true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0.09cm" style:keep-together="true"/>
    </style:style>
    <style:style style:name="P1" style:family="paragraph" style:parent-style-name="Standard" style:master-page-name="Standard">
      <style:text-properties fo:language="es" fo:country="ES" style:language-asian="es" style:country-asian="ES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s" fo:country="MX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fo:language="es" fo:country="MX" style:font-name-complex="Arial"/>
    </style:style>
    <style:style style:name="P5" style:family="paragraph" style:parent-style-name="Standard"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es" fo:country="MX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language="es" fo:country="MX" fo:font-weight="bold" style:font-weight-asian="bold" style:font-name-complex="Arial"/>
    </style:style>
    <style:style style:name="P8" style:family="paragraph" style:parent-style-name="Standard">
      <style:text-properties style:font-name="Arial" fo:font-size="10pt" fo:language="es" fo:country="MX" style:font-size-asian="10pt" style:font-name-complex="Arial" style:font-size-complex="10pt"/>
    </style:style>
    <style:style style:name="P9" style:family="paragraph" style:parent-style-name="Standard">
      <style:paragraph-properties fo:margin-left="0.318cm" fo:margin-right="0cm" fo:text-align="justify" style:justify-single-word="false" fo:text-indent="0cm" style:auto-text-indent="false" style:snap-to-layout-grid="false"/>
      <style:text-properties style:font-name="Arial" fo:font-size="10pt" fo:language="es" fo:country="MX" style:font-size-asian="10pt" style:font-name-complex="Arial" style:font-size-complex="10pt"/>
    </style:style>
    <style:style style:name="P10" style:family="paragraph" style:parent-style-name="Standard">
      <style:text-properties style:font-name="Arial" fo:language="es" fo:country="MX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s" fo:country="MX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TheSans" fo:font-size="10pt" fo:language="es" fo:country="MX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language="es" fo:country="MX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2.36cm" svg:y="-19.68cm" svg:width="15.983cm" svg:height="18cm" draw:z-index="3"><draw:text-box><text:p text:style-name="P2">Ccs, <text:s text:c="4"/>/ <text:s text:c="4"/>/ <text:s text:c="8"/></text:p><text:p text:style-name="P2"><text:s text:c="10"/></text:p><text:p text:style-name="P3">Relación de Horas Nocturnas</text:p><text:p text:style-name="P3"/><text:p text:style-name="P4"/><text:p text:style-name="P5">Correspondiente al mes de:</text:p><text:p text:style-name="P5"/><text:p text:style-name="P5">Unidad Administrativa:</text:p><text:p text:style-name="P5">Apellidos y Nombres: <text:s text:c="118"/></text:p><text:p text:style-name="P5">Cargo:</text:p><text:p text:style-name="P5">Horario de Trabajo:</text:p><text:p text:style-name="P6"/><text:p text:style-name="P7">Horas <text:s/>Nocturnas</text:p><text:p text:style-name="P8"/><text:p text:style-name="P5">Día <text:s text:c="27"/>Fecha <text:s text:c="21"/>Entrada <text:s text:c="18"/>Salida <text:s text:c="21"/>Total </text:p><table:table table:name="Table1" table:style-name="Table1"><table:table-column table:style-name="Table1.A" table:number-columns-repeated="5"/><table:table-row table:style-name="Table1.1"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/table:table-row><table:table-row table:style-name="Table1.2"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/table:table-row><table:table-row table:style-name="Table1.2"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/table:table-row><table:table-row table:style-name="Table1.2"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/table:table-row><table:table-row table:style-name="Table1.2"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/table:table-row><table:table-row table:style-name="Table1.2"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/table:table-row><table:table-row table:style-name="Table1.2"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table:table-cell table:style-name="Table1.A1" office:value-type="string"><text:p text:style-name="P9"/></table:table-cell></table:table-row></table:table><text:p text:style-name="P7"/><text:p text:style-name="P7">Días de Descanso Laborados</text:p><text:p text:style-name="P7"/><text:p text:style-name="P5">Día <text:s text:c="28"/>Fecha <text:s text:c="21"/>Entrada <text:s text:c="18"/>Salida <text:s text:c="21"/>Total </text:p><table:table table:name="Table2" table:style-name="Table2"><table:table-column table:style-name="Table2.A" table:number-columns-repeated="5"/><table:table-row table:style-name="Table2.1"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/table:table-row><table:table-row table:style-name="Table2.2"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/table:table-row><table:table-row table:style-name="Table2.2"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/table:table-row><table:table-row table:style-name="Table2.2"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/table:table-row><table:table-row table:style-name="Table2.2"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/table:table-row><table:table-row table:style-name="Table2.2"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/table:table-row><table:table-row table:style-name="Table2.2"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table:table-cell table:style-name="Table2.A1" office:value-type="string"><text:p text:style-name="P9"/></table:table-cell></table:table-row></table:table><text:p text:style-name="P10"/><text:p text:style-name="P4"/><text:p text:style-name="P4"/><text:p text:style-name="P5">Trabajador <text:s text:c="44"/>Jefe Inmediato <text:s text:c="44"/>Director</text:p><text:p text:style-name="P4"/><text:p text:style-name="P11">Nota: La Jornada Nocturna Comienza a partir de las 7:00pm hasta las 5:00am</text:p><text:p text:style-name="P12"/><text:p text:style-name="P12"/><text:p text:style-name="P13"/></draw:text-box></draw:frame><draw:frame draw:style-name="fr2" draw:name="Frame2" text:anchor-type="char" svg:x="2.54cm" svg:y="-21.479cm" svg:width="16cm" svg:height="17cm" draw:z-index="2"><draw:text-box><text:p text:style-name="Standard"/></draw:text-box></draw:frame><draw:frame draw:style-name="fr2" draw:name="Frame3" text:anchor-type="char" svg:x="2.223cm" svg:y="4.763cm" svg:width="16cm" svg:height="17cm" draw:z-index="1"><draw:text-box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1.401cm" fo:margin-right="0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aphics1" text:anchor-type="as-char" svg:y="-25.337cm" svg:width="18.54cm" svg:height="22.384cm" draw:z-index="0"><draw:image xlink:href="Pictures/10000000000004A90000062F01DE86BA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10:18:00</meta:creation-date>
    <dc:date>2007-04-27T13:36:18</dc:date>
    <dc:language>es-ES</dc:language>
    <meta:editing-cycles>5</meta:editing-cycles>
    <meta:editing-duration>PT6M3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5" meta:word-count="51" meta:character-count="750"/>
  </office:meta>
</office:document-meta>
</file>